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36">
      <style:table-cell-properties style:vertical-align="middle" style:repeat-content="false"/>
      <style:paragraph-properties fo:text-align="start" fo:margin-left="0cm"/>
    </style:style>
    <style:style style:name="ce6" style:family="table-cell" style:parent-style-name="Default" style:data-style-name="N3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1">
      <style:table-cell-properties style:vertical-align="middle" style:repeat-content="false"/>
      <style:paragraph-properties fo:text-align="start" fo:margin-left="0cm"/>
    </style:style>
    <style:style style:name="ce9" style:family="table-cell" style:parent-style-name="Default" style:data-style-name="N1">
      <style:table-cell-properties style:vertical-align="middle" fo:wrap-option="wrap" style:repeat-content="false"/>
      <style:paragraph-properties fo:text-align="start" fo:margin-left="0cm"/>
    </style:style>
    <style:style style:name="ce10" style:family="table-cell" style:parent-style-name="Default" style:data-style-name="N2">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29733333333333cm"/>
    </style:style>
    <style:style style:name="co5" style:family="table-column">
      <style:table-column-properties fo:break-before="auto" style:column-width="2.56116666666667cm"/>
    </style:style>
    <style:style style:name="co6" style:family="table-column">
      <style:table-column-properties fo:break-before="auto" style:column-width="3.95816666666667cm"/>
    </style:style>
    <style:style style:name="ro1" style:family="table-row">
      <style:table-row-properties style:row-height="28.8pt" style:use-optimal-row-height="true" fo:break-before="auto"/>
    </style:style>
    <style:style style:name="ro2" style:family="table-row">
      <style:table-row-properties style:row-height="43.2pt" style:use-optimal-row-height="true" fo:break-before="auto"/>
    </style:style>
    <style:style style:name="ro3" style:family="table-row">
      <style:table-row-properties style:row-height="100.8pt" style:use-optimal-row-height="true" fo:break-before="auto"/>
    </style:style>
    <style:style style:name="ro4" style:family="table-row">
      <style:table-row-properties style:row-height="57.6pt" style:use-optimal-row-height="true" fo:break-before="auto"/>
    </style:style>
    <style:style style:name="ro5" style:family="table-row">
      <style:table-row-properties style:row-height="14.4pt" style:use-optimal-row-height="true" fo:break-before="auto"/>
    </style:style>
    <style:style style:name="ro6" style:family="table-row">
      <style:table-row-properties style:row-height="187.2pt" style:use-optimal-row-height="true" fo:break-before="auto"/>
    </style:style>
    <style:style style:name="ro7" style:family="table-row">
      <style:table-row-properties style:row-height="115.2pt" style:use-optimal-row-height="true" fo:break-before="auto"/>
    </style:style>
    <style:style style:name="ro8"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4">
            <text:p>24/04/2020</text:p>
          </table:table-cell>
          <table:table-cell office:value-type="float" office:value="2" table:style-name="ce5">
            <text:p>2,0</text:p>
          </table:table-cell>
          <table:table-cell office:value-type="string" table:style-name="ce6">
            <text:p>Creazione cartelle e documenti</text:p>
            <text:p>Raccolta dati e informazioni riguardanti i dati da voler monitorare nella app</text:p>
            <text:p>Creazione abbozzi di grafica</text:p>
          </table:table-cell>
          <table:table-cell table:style-name="ce6"/>
          <table:table-cell table:style-name="ce7"/>
          <table:table-cell table:number-columns-repeated="16379"/>
        </table:table-row>
        <table:table-row table:style-name="ro2">
          <table:table-cell office:value-type="date" office:date-value="2020-04-26T00:00:00" table:style-name="ce4">
            <text:p>26/04/2020</text:p>
          </table:table-cell>
          <table:table-cell office:value-type="float" office:value="5" table:style-name="ce5">
            <text:p>5,0</text:p>
          </table:table-cell>
          <table:table-cell office:value-type="string" table:style-name="ce6">
            <text:p>Ricerca e ripasso sul corretto funzionamento di una activity</text:p>
            <text:p>Creazione di fragment e utilizzo di navigation</text:p>
            <text:p>Inizio scrittura del codice: Main Activity e bottom_navigation_menu</text:p>
          </table:table-cell>
          <table:table-cell office:value-type="string" table:style-name="ce6">
            <text:p>Problemi con l'inclusione di alcune librerie</text:p>
            <text:p>Errori stupidi dovuti alla mia ignoranza in materia</text:p>
            <text:p>Sbagliata creazione del menu</text:p>
          </table:table-cell>
          <table:table-cell office:value-type="float" office:value="0" table:style-name="ce8">
            <text:p>0</text:p>
          </table:table-cell>
          <table:table-cell table:number-columns-repeated="16379"/>
        </table:table-row>
        <table:table-row table:style-name="ro3">
          <table:table-cell office:value-type="date" office:date-value="2020-04-27T00:00:00" table:style-name="ce4">
            <text:p>27/04/2020</text:p>
          </table:table-cell>
          <table:table-cell office:value-type="float" office:value="2" table:style-name="ce5">
            <text:p>2,0</text:p>
          </table:table-cell>
          <table:table-cell office:value-type="string" table:style-name="ce6">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6">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8">
            <text:p>1</text:p>
          </table:table-cell>
          <table:table-cell table:number-columns-repeated="16379"/>
        </table:table-row>
        <table:table-row table:style-name="ro2">
          <table:table-cell office:value-type="date" office:date-value="2020-05-01T00:00:00" table:style-name="ce4">
            <text:p>01/05/2020</text:p>
          </table:table-cell>
          <table:table-cell office:value-type="float" office:value="1" table:style-name="ce5">
            <text:p>1,0</text:p>
          </table:table-cell>
          <table:table-cell office:value-type="string" table:style-name="ce6">
            <text:p>Ho tolto la navigation</text:p>
            <text:p>Ho sistemato i 3 bottoni ed ora cambia il fragment correttamente senza che si sovrappongano e aggiunge correttamente in backstack</text:p>
          </table:table-cell>
          <table:table-cell office:value-type="string" table:style-name="ce6">
            <text:p>Ho provato a rinominare un pacchetto ma è esploso tutto quindi forse è il caso che io guardi come si fa</text:p>
          </table:table-cell>
          <table:table-cell office:value-type="float" office:value="2" table:style-name="ce8">
            <text:p>2</text:p>
          </table:table-cell>
          <table:table-cell table:number-columns-repeated="16379"/>
        </table:table-row>
        <table:table-row table:style-name="ro2">
          <table:table-cell office:value-type="date" office:date-value="2020-09-27T00:00:00" table:style-name="ce4">
            <text:p>27/09/2020</text:p>
          </table:table-cell>
          <table:table-cell office:value-type="float" office:value="2" table:style-name="ce5">
            <text:p>2,0</text:p>
          </table:table-cell>
          <table:table-cell office:value-type="string" table:style-name="ce6">
            <text:p>Ho ridisegnato la app</text:p>
            <text:p>Ho capito che per prima cosa mi conviene capire come far funzionare le varie "parti" del progetto, quindi ho fatto una ricerca sui database room</text:p>
          </table:table-cell>
          <table:table-cell table:style-name="ce6"/>
          <table:table-cell office:value-type="string" table:style-name="ce8">
            <text:p>TestDB_1</text:p>
          </table:table-cell>
          <table:table-cell table:number-columns-repeated="16379"/>
        </table:table-row>
        <table:table-row table:style-name="ro4">
          <table:table-cell office:value-type="date" office:date-value="2020-09-28T00:00:00" table:style-name="ce4">
            <text:p>28/09/2020</text:p>
          </table:table-cell>
          <table:table-cell office:value-type="float" office:value="3" table:style-name="ce5">
            <text:p>3,0</text:p>
          </table:table-cell>
          <table:table-cell office:value-type="string" table:style-name="ce6">
            <text:p>Ho creato le istanze del database e ho provato a far funzionare i primi metodi di inserimento e visualizzazione dei dati</text:p>
          </table:table-cell>
          <table:table-cell office:value-type="string" table:style-name="ce6">
            <text:p>Non mi è chiaro come @Query permetta di restituire i dati del database</text:p>
            <text:p>Mi devo informare su come posso visualizzare i report in una lista</text:p>
          </table:table-cell>
          <table:table-cell office:value-type="string" table:style-name="ce8">
            <text:p>TestDB_2</text:p>
          </table:table-cell>
          <table:table-cell table:number-columns-repeated="16379"/>
        </table:table-row>
        <table:table-row table:style-name="ro4">
          <table:table-cell office:value-type="date" office:date-value="2020-09-29T00:00:00" table:style-name="ce4">
            <text:p>29/09/2020</text:p>
          </table:table-cell>
          <table:table-cell office:value-type="float" office:value="4" table:style-name="ce5">
            <text:p>4,0</text:p>
          </table:table-cell>
          <table:table-cell office:value-type="string" table:style-name="ce6">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6">
            <text:p>Quando provo a lanciare tramite un intent l'activity che permette di inserire i dati nel database va in crush</text:p>
            <text:p/>
          </table:table-cell>
          <table:table-cell office:value-type="string" table:style-name="ce9">
            <text:p>TestDB_3</text:p>
            <text:p>TestDB_4</text:p>
            <text:p>TestActivity_1</text:p>
          </table:table-cell>
          <table:table-cell table:number-columns-repeated="16379"/>
        </table:table-row>
        <table:table-row table:style-name="ro5">
          <table:table-cell office:value-type="date" office:date-value="2020-10-03T00:00:00" table:style-name="ce4">
            <text:p>03/10/2020</text:p>
          </table:table-cell>
          <table:table-cell office:value-type="float" office:value="2" table:style-name="ce5">
            <text:p>2,0</text:p>
          </table:table-cell>
          <table:table-cell office:value-type="string" table:style-name="ce6">
            <text:p>Ho fatto ordine tra le cartelle di test e creato i vari brach su Github</text:p>
          </table:table-cell>
          <table:table-cell table:style-name="ce6"/>
          <table:table-cell table:style-name="ce8"/>
          <table:table-cell table:number-columns-repeated="16379"/>
        </table:table-row>
        <table:table-row table:style-name="ro4">
          <table:table-cell office:value-type="date" office:date-value="2020-10-04T00:00:00" table:style-name="ce4">
            <text:p>04/10/2020</text:p>
          </table:table-cell>
          <table:table-cell office:value-type="float" office:value="4" table:style-name="ce5">
            <text:p>4,0</text:p>
          </table:table-cell>
          <table:table-cell office:value-type="string" table:style-name="ce6">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6">
            <text:p>Il bottone per aggiungere un nuovo report funziona ma va in crash quando provo ad aggiungere al db i dati</text:p>
          </table:table-cell>
          <table:table-cell office:value-type="string" table:style-name="ce9">
            <text:p>TestDB 7</text:p>
            <text:p>TestDB 8</text:p>
            <text:p>TestDB 9</text:p>
          </table:table-cell>
          <table:table-cell table:number-columns-repeated="16379"/>
        </table:table-row>
        <table:table-row table:style-name="ro5">
          <table:table-cell office:value-type="date" office:date-value="2020-10-05T00:00:00" table:style-name="ce4">
            <text:p>05/10/2020</text:p>
          </table:table-cell>
          <table:table-cell office:value-type="float" office:value="3" table:style-name="ce5">
            <text:p>3,0</text:p>
          </table:table-cell>
          <table:table-cell office:value-type="string" table:style-name="ce6">
            <text:p>Ho fatto l'accesso al db tramite AsyncTask e non nel main thread</text:p>
          </table:table-cell>
          <table:table-cell table:style-name="ce6"/>
          <table:table-cell office:value-type="string" table:style-name="ce8">
            <text:p>TestDB 10</text:p>
          </table:table-cell>
          <table:table-cell table:number-columns-repeated="16379"/>
        </table:table-row>
        <table:table-row table:style-name="ro1">
          <table:table-cell office:value-type="date" office:date-value="2020-10-06T00:00:00" table:style-name="ce4">
            <text:p>06/10/2020</text:p>
          </table:table-cell>
          <table:table-cell office:value-type="float" office:value="2" table:style-name="ce5">
            <text:p>2,0</text:p>
          </table:table-cell>
          <table:table-cell office:value-type="string" table:style-name="ce6">
            <text:p>Mi sono resa conto di aver perso gli aggiornamenti dell'ultimo update, ho cercato di riscrivere il codice, fallendo</text:p>
          </table:table-cell>
          <table:table-cell office:value-type="string" table:style-name="ce6">
            <text:p>Non riesco a ricreare la classe AsyncTask nel modo corretto</text:p>
          </table:table-cell>
          <table:table-cell office:value-type="string" table:style-name="ce8">
            <text:p>TestDB 10</text:p>
          </table:table-cell>
          <table:table-cell table:number-columns-repeated="16379"/>
        </table:table-row>
        <table:table-row table:style-name="ro2">
          <table:table-cell office:value-type="date" office:date-value="2020-10-09T00:00:00" table:style-name="ce4">
            <text:p>09/10/2020</text:p>
          </table:table-cell>
          <table:table-cell office:value-type="float" office:value="3" table:style-name="ce5">
            <text:p>3,0</text:p>
          </table:table-cell>
          <table:table-cell office:value-type="string" table:style-name="ce6">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6">
            <text:p>Qualcosa non va, la lista non viene mostrata</text:p>
          </table:table-cell>
          <table:table-cell office:value-type="string" table:style-name="ce8">
            <text:p>TestDB 11</text:p>
          </table:table-cell>
          <table:table-cell table:number-columns-repeated="16379"/>
        </table:table-row>
        <table:table-row table:style-name="ro1">
          <table:table-cell office:value-type="date" office:date-value="2020-10-10T00:00:00" table:style-name="ce4">
            <text:p>10/10/2020</text:p>
          </table:table-cell>
          <table:table-cell office:value-type="float" office:value="3" table:style-name="ce5">
            <text:p>3,0</text:p>
          </table:table-cell>
          <table:table-cell office:value-type="string" table:style-name="ce6">
            <text:p>Sono tornata sui miei passi e ho sistemato l'aggiunta del report, ora funziona correttamente (testato con sqllite)</text:p>
          </table:table-cell>
          <table:table-cell table:style-name="ce6"/>
          <table:table-cell office:value-type="string" table:style-name="ce9">
            <text:p>PHM 1</text:p>
            <text:p>PHM 2</text:p>
          </table:table-cell>
          <table:table-cell table:number-columns-repeated="16379"/>
        </table:table-row>
        <table:table-row table:style-name="ro1">
          <table:table-cell office:value-type="date" office:date-value="2020-10-11T00:00:00" table:style-name="ce4">
            <text:p>11/10/2020</text:p>
          </table:table-cell>
          <table:table-cell office:value-type="float" office:value="3" table:style-name="ce5">
            <text:p>3,0</text:p>
          </table:table-cell>
          <table:table-cell office:value-type="string" table:style-name="ce6">
            <text:p>Ho aggiunto la ReportListAdapter e la ReportViewHolder che permettono la visualizzazione dei report nel XML della main activity (viene visualizzata solo la descrizione)</text:p>
          </table:table-cell>
          <table:table-cell table:style-name="ce6"/>
          <table:table-cell office:value-type="string" table:style-name="ce8">
            <text:p>PHM 3</text:p>
          </table:table-cell>
          <table:table-cell table:number-columns-repeated="16379"/>
        </table:table-row>
        <table:table-row table:style-name="ro5">
          <table:table-cell office:value-type="date" office:date-value="2020-10-15T00:00:00" table:style-name="ce4">
            <text:p>15/10/2020</text:p>
          </table:table-cell>
          <table:table-cell office:value-type="float" office:value="3" table:style-name="ce5">
            <text:p>3,0</text:p>
          </table:table-cell>
          <table:table-cell office:value-type="string" table:style-name="ce6">
            <text:p>Ora funziona l'update e il delete, ho anche aggiunto la snackbar che permette di eliminare l'ultima operazione di delete</text:p>
          </table:table-cell>
          <table:table-cell table:style-name="ce6"/>
          <table:table-cell office:value-type="string" table:style-name="ce8">
            <text:p>PHM 4</text:p>
          </table:table-cell>
          <table:table-cell table:number-columns-repeated="16379"/>
        </table:table-row>
        <table:table-row table:style-name="ro3">
          <table:table-cell office:value-type="date" office:date-value="2020-10-18T00:00:00" table:style-name="ce4">
            <text:p>18/10/2020</text:p>
          </table:table-cell>
          <table:table-cell office:value-type="float" office:value="5" table:style-name="ce5">
            <text:p>5,0</text:p>
          </table:table-cell>
          <table:table-cell office:value-type="string" table:style-name="ce6">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6">
            <text:p>La recyclerview mostra la lista dei report ma mostra solo il capo "nota"</text:p>
            <text:p>Bisogna sistemare il file delle stringhe</text:p>
          </table:table-cell>
          <table:table-cell office:value-type="string" table:style-name="ce9">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4">
            <text:p>19/10/2020</text:p>
          </table:table-cell>
          <table:table-cell office:value-type="float" office:value="7" table:style-name="ce5">
            <text:p>7,0</text:p>
          </table:table-cell>
          <table:table-cell office:value-type="string" table:style-name="ce6">
            <text:p>Ho sistemato la parte grafica in new_report_activity.xml e in list_report.xml</text:p>
            <text:p>Ho aggiornato le funzioni di update/delete/create di un report e i rispettivi controlli</text:p>
          </table:table-cell>
          <table:table-cell table:style-name="ce6"/>
          <table:table-cell office:value-type="string" table:style-name="ce9">
            <text:p>PHM 8</text:p>
            <text:p>PHM 9</text:p>
            <text:p>PHM 10</text:p>
          </table:table-cell>
          <table:table-cell table:number-columns-repeated="16379"/>
        </table:table-row>
        <table:table-row table:style-name="ro5">
          <table:table-cell office:value-type="date" office:date-value="2020-10-20T00:00:00" table:style-name="ce4">
            <text:p>20/10/2020</text:p>
          </table:table-cell>
          <table:table-cell office:value-type="float" office:value="2" table:style-name="ce5">
            <text:p>2,0</text:p>
          </table:table-cell>
          <table:table-cell office:value-type="string" table:style-name="ce6">
            <text:p>Ho aggiunto lo swipe left e right nella Main Activity</text:p>
          </table:table-cell>
          <table:table-cell table:style-name="ce6"/>
          <table:table-cell office:value-type="string" table:style-name="ce8">
            <text:p>PHM 11</text:p>
          </table:table-cell>
          <table:table-cell table:number-columns-repeated="16379"/>
        </table:table-row>
        <table:table-row table:style-name="ro2">
          <table:table-cell office:value-type="date" office:date-value="2020-10-21T00:00:00" table:style-name="ce4">
            <text:p>21/10/2020</text:p>
          </table:table-cell>
          <table:table-cell office:value-type="float" office:value="6" table:style-name="ce5">
            <text:p>6,0</text:p>
          </table:table-cell>
          <table:table-cell office:value-type="string" table:style-name="ce6">
            <text:p>Ho aggiunto il fragment TodayReport che mostra la data attuale</text:p>
          </table:table-cell>
          <table:table-cell office:value-type="string" table:style-name="ce6">
            <text:p>Non riesco a modificare la data quando faccio swipe left e right, devo prima capire come gestire DataFormat</text:p>
          </table:table-cell>
          <table:table-cell office:value-type="string" table:style-name="ce8">
            <text:p>PHM13</text:p>
          </table:table-cell>
          <table:table-cell table:number-columns-repeated="16379"/>
        </table:table-row>
        <table:table-row table:style-name="ro4">
          <table:table-cell office:value-type="date" office:date-value="2020-10-27T00:00:00" table:style-name="ce4">
            <text:p>27/10/2020</text:p>
          </table:table-cell>
          <table:table-cell office:value-type="float" office:value="5" table:style-name="ce10">
            <text:p>5,00</text:p>
          </table:table-cell>
          <table:table-cell office:value-type="string" table:style-name="ce6">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6"/>
          <table:table-cell office:value-type="string" table:style-name="ce9">
            <text:p>PHM 14</text:p>
            <text:p>PHM 15</text:p>
            <text:p>PHM 16</text:p>
          </table:table-cell>
          <table:table-cell table:number-columns-repeated="16379"/>
        </table:table-row>
        <table:table-row table:style-name="ro1">
          <table:table-cell office:value-type="date" office:date-value="2020-10-28T00:00:00" table:style-name="ce4">
            <text:p>28/10/2020</text:p>
          </table:table-cell>
          <table:table-cell office:value-type="float" office:value="8" table:style-name="ce1">
            <text:p>8</text:p>
          </table:table-cell>
          <table:table-cell office:value-type="string" table:style-name="ce11">
            <text:p>Ho aggiunto il menu</text:p>
            <text:p>Quello che prima era Activity Main ora è HomeFragment<text:s/></text:p>
          </table:table-cell>
          <table:table-cell table:style-name="ce1"/>
          <table:table-cell office:value-type="string" table:style-name="ce1">
            <text:p>PHM17</text:p>
          </table:table-cell>
          <table:table-cell table:number-columns-repeated="16379"/>
        </table:table-row>
        <table:table-row table:style-name="ro4">
          <table:table-cell office:value-type="date" office:date-value="2020-10-29T00:00:00" table:style-name="ce4">
            <text:p>29/10/2020</text:p>
          </table:table-cell>
          <table:table-cell office:value-type="float" office:value="8" table:style-name="ce1">
            <text:p>8</text:p>
          </table:table-cell>
          <table:table-cell office:value-type="string" table:style-name="ce11">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1">
            <text:p>Bisogna sistemare il "back" della barra in alto</text:p>
          </table:table-cell>
          <table:table-cell office:value-type="string" table:style-name="ce11">
            <text:p>PHM18</text:p>
            <text:p>PHM19</text:p>
          </table:table-cell>
          <table:table-cell table:number-columns-repeated="16379"/>
        </table:table-row>
        <table:table-row table:style-name="ro5">
          <table:table-cell office:value-type="date" office:date-value="2020-10-31T00:00:00" table:style-name="ce4">
            <text:p>31/10/2020</text:p>
          </table:table-cell>
          <table:table-cell office:value-type="float" office:value="2" table:style-name="ce1">
            <text:p>2</text:p>
          </table:table-cell>
          <table:table-cell office:value-type="string" table:style-name="ce1">
            <text:p>Test di Material Calendar View</text:p>
          </table:table-cell>
          <table:table-cell office:value-type="string" table:style-name="ce1">
            <text:p>Non so, non va niente, aiutone</text:p>
          </table:table-cell>
          <table:table-cell office:value-type="string" table:style-name="ce1">
            <text:p>PHM20</text:p>
          </table:table-cell>
          <table:table-cell table:number-columns-repeated="16379"/>
        </table:table-row>
        <table:table-row table:style-name="ro1">
          <table:table-cell office:value-type="date" office:date-value="2020-11-03T00:00:00" table:style-name="ce4">
            <text:p>03/11/2020</text:p>
          </table:table-cell>
          <table:table-cell office:value-type="float" office:value="4" table:style-name="ce1">
            <text:p>4</text:p>
          </table:table-cell>
          <table:table-cell office:value-type="string" table:style-name="ce1">
            <text:p>Ho sistemato la gestione del "tempo" nel database, ora salvo le date tramite un timestamp</text:p>
          </table:table-cell>
          <table:table-cell table:style-name="ce1"/>
          <table:table-cell office:value-type="string" table:style-name="ce11">
            <text:p>PHM21</text:p>
            <text:p>TestChart</text:p>
          </table:table-cell>
          <table:table-cell table:number-columns-repeated="16379"/>
        </table:table-row>
        <table:table-row table:style-name="ro1">
          <table:table-cell office:value-type="date" office:date-value="2020-11-04T00:00:00" table:style-name="ce4">
            <text:p>04/11/2020</text:p>
          </table:table-cell>
          <table:table-cell office:value-type="float" office:value="6" table:style-name="ce1">
            <text:p>6</text:p>
          </table:table-cell>
          <table:table-cell office:value-type="string" table:style-name="ce1">
            <text:p>Ho creato il fragment delle statistiche, ho testato e inserito i grafici</text:p>
          </table:table-cell>
          <table:table-cell office:value-type="string" table:style-name="ce1">
            <text:p>Devo capire come ottenere il range della settimana, mese, anno</text:p>
          </table:table-cell>
          <table:table-cell office:value-type="string" table:style-name="ce11">
            <text:p>PHM22</text:p>
            <text:p>TestPeriodo</text:p>
          </table:table-cell>
          <table:table-cell table:number-columns-repeated="16379"/>
        </table:table-row>
        <table:table-row table:style-name="ro4">
          <table:table-cell office:value-type="date" office:date-value="2020-11-05T00:00:00" table:style-name="ce4">
            <text:p>05/11/2020</text:p>
          </table:table-cell>
          <table:table-cell office:value-type="float" office:value="6" table:style-name="ce1">
            <text:p>6</text:p>
          </table:table-cell>
          <table:table-cell office:value-type="string" table:style-name="ce11">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11">
            <text:p>Non mostra i report di una data specifica, solo di quella attuale</text:p>
            <text:p>Devo sistemare la visualizzazione del grafico e la distribuzione del codice tra il fragment e il model</text:p>
          </table:table-cell>
          <table:table-cell office:value-type="string" table:style-name="ce11">
            <text:p>PHM23</text:p>
            <text:p>TestPeriodo</text:p>
            <text:p>PHM24</text:p>
            <text:p>PHM25</text:p>
          </table:table-cell>
          <table:table-cell table:number-columns-repeated="16379"/>
        </table:table-row>
        <table:table-row table:style-name="ro4">
          <table:table-cell office:value-type="date" office:date-value="2020-11-06T00:00:00" table:style-name="ce4">
            <text:p>06/11/2020</text:p>
          </table:table-cell>
          <table:table-cell office:value-type="float" office:value="4" table:style-name="ce1">
            <text:p>4</text:p>
          </table:table-cell>
          <table:table-cell office:value-type="string" table:style-name="ce11">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11">
            <text:p>Errore di visualizzazione del calendario</text:p>
            <text:p>Bisogna aggiungere gli eventi</text:p>
          </table:table-cell>
          <table:table-cell office:value-type="string" table:style-name="ce11">
            <text:p>PHM26</text:p>
            <text:p>MaterialCalendarViewTest</text:p>
            <text:p>PHM27</text:p>
          </table:table-cell>
          <table:table-cell table:number-columns-repeated="16379"/>
        </table:table-row>
        <table:table-row table:style-name="ro1">
          <table:table-cell office:value-type="date" office:date-value="2020-11-07T00:00:00" table:style-name="ce4">
            <text:p>07/11/2020</text:p>
          </table:table-cell>
          <table:table-cell office:value-type="float" office:value="8" table:style-name="ce1">
            <text:p>8</text:p>
          </table:table-cell>
          <table:table-cell office:value-type="string" table:style-name="ce1">
            <text:p>Ho creato le strutture per poter visualizzare i grafici dei singoli valori in base al periodo da visualizzare</text:p>
          </table:table-cell>
          <table:table-cell office:value-type="string" table:style-name="ce1">
            <text:p>Ci sono degli errori nella creazione della lista di tipo List&lt;AVG&gt; che ritorna le medie dei valori nel periodo indicato</text:p>
          </table:table-cell>
          <table:table-cell office:value-type="string" table:style-name="ce11">
            <text:p>PHM28</text:p>
            <text:p>PHM29</text:p>
          </table:table-cell>
          <table:table-cell table:number-columns-repeated="16379"/>
        </table:table-row>
        <table:table-row table:style-name="ro5">
          <table:table-cell office:value-type="date" office:date-value="2020-11-08T00:00:00" table:style-name="ce4">
            <text:p>08/11/2020</text:p>
          </table:table-cell>
          <table:table-cell office:value-type="float" office:value="3" table:style-name="ce1">
            <text:p>3</text:p>
          </table:table-cell>
          <table:table-cell office:value-type="string" table:style-name="ce1">
            <text:p>Ora la schermata delle statistiche viene visualizzata con i grafici corretti</text:p>
          </table:table-cell>
          <table:table-cell table:style-name="ce1"/>
          <table:table-cell office:value-type="string" table:style-name="ce1">
            <text:p>PHM29</text:p>
          </table:table-cell>
          <table:table-cell table:number-columns-repeated="16379"/>
        </table:table-row>
        <table:table-row table:style-name="ro2">
          <table:table-cell office:value-type="date" office:date-value="2020-11-09T00:00:00" table:style-name="ce4">
            <text:p>09/11/2020</text:p>
          </table:table-cell>
          <table:table-cell office:value-type="float" office:value="5" table:style-name="ce1">
            <text:p>5</text:p>
          </table:table-cell>
          <table:table-cell office:value-type="string" table:style-name="ce11">
            <text:p>Ho creato un generatore di report random per testare meglio la app</text:p>
            <text:p>Ho iniziato a sviluppare le impostazioni</text:p>
          </table:table-cell>
          <table:table-cell office:value-type="string" table:style-name="ce1">
            <text:p>Le date non sono molto troppo randomiche</text:p>
          </table:table-cell>
          <table:table-cell office:value-type="string" table:style-name="ce11">
            <text:p>PHM30</text:p>
            <text:p>PHM31</text:p>
            <text:p>PHM32</text:p>
          </table:table-cell>
          <table:table-cell table:number-columns-repeated="16379"/>
        </table:table-row>
        <table:table-row table:style-name="ro1">
          <table:table-cell office:value-type="date" office:date-value="2020-11-10T00:00:00" table:style-name="ce4">
            <text:p>10/11/2020</text:p>
          </table:table-cell>
          <table:table-cell office:value-type="float" office:value="6" table:style-name="ce1">
            <text:p>6</text:p>
          </table:table-cell>
          <table:table-cell office:value-type="string" table:style-name="ce11">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1">
            <text:p>Non so se sviluppare con PreferencesCompact o no</text:p>
          </table:table-cell>
          <table:table-cell office:value-type="string" table:style-name="ce11">
            <text:p>PHM33</text:p>
            <text:p>PHM34</text:p>
          </table:table-cell>
          <table:table-cell table:number-columns-repeated="16379"/>
        </table:table-row>
        <table:table-row table:style-name="ro5">
          <table:table-cell office:value-type="date" office:date-value="2020-11-11T00:00:00" table:style-name="ce4">
            <text:p>11/11/2020</text:p>
          </table:table-cell>
          <table:table-cell office:value-type="float" office:value="7" table:style-name="ce1">
            <text:p>7</text:p>
          </table:table-cell>
          <table:table-cell office:value-type="string" table:style-name="ce1">
            <text:p>Ho creato parzialmente le impostazioni (la parte dei valori)</text:p>
          </table:table-cell>
          <table:table-cell table:style-name="ce1"/>
          <table:table-cell office:value-type="string" table:style-name="ce1">
            <text:p>PHM35</text:p>
          </table:table-cell>
          <table:table-cell table:number-columns-repeated="16379" table:style-name="ce1"/>
        </table:table-row>
        <table:table-row table:style-name="ro2">
          <table:table-cell office:value-type="date" office:date-value="2020-11-12T00:00:00" table:style-name="ce4">
            <text:p>12/11/2020</text:p>
          </table:table-cell>
          <table:table-cell office:value-type="float" office:value="8" table:style-name="ce1">
            <text:p>8</text:p>
          </table:table-cell>
          <table:table-cell office:value-type="string" table:style-name="ce11">
            <text:p>Ho finito di sistemare la schermata delle impostazioni, che ora è terminata e funziona e registra i valori correttamente nel database</text:p>
            <text:p>Nel database ho aggiunto i valori dei settings e delle notifiche</text:p>
          </table:table-cell>
          <table:table-cell table:style-name="ce1"/>
          <table:table-cell office:value-type="string" table:style-name="ce1">
            <text:p>PHM36</text:p>
          </table:table-cell>
          <table:table-cell table:number-columns-repeated="16379" table:style-name="ce1"/>
        </table:table-row>
        <table:table-row table:style-name="ro5">
          <table:table-cell office:value-type="date" office:date-value="2020-11-13T00:00:00" table:style-name="ce4">
            <text:p>13/11/2020</text:p>
          </table:table-cell>
          <table:table-cell office:value-type="float" office:value="2" table:style-name="ce1">
            <text:p>2</text:p>
          </table:table-cell>
          <table:table-cell office:value-type="string" table:style-name="ce1">
            <text:p>Ho iniziato a creare il filtro nel fragment diario</text:p>
          </table:table-cell>
          <table:table-cell office:value-type="string" table:style-name="ce1">
            <text:p>non vengono visualizzati I report dei singoli giorni con il filtro aggiornato</text:p>
          </table:table-cell>
          <table:table-cell office:value-type="string" table:style-name="ce1">
            <text:p>PHM37</text:p>
          </table:table-cell>
          <table:table-cell table:number-columns-repeated="16379" table:style-name="ce1"/>
        </table:table-row>
        <table:table-row table:style-name="ro5">
          <table:table-cell office:value-type="date" office:date-value="2020-11-15T00:00:00" table:style-name="ce4">
            <text:p>15/11/2020</text:p>
          </table:table-cell>
          <table:table-cell office:value-type="float" office:value="3" table:style-name="ce1">
            <text:p>3</text:p>
          </table:table-cell>
          <table:table-cell office:value-type="string" table:style-name="ce1">
            <text:p>Ho sistemato le impostazioni riguardati la pressione nel database</text:p>
          </table:table-cell>
          <table:table-cell table:style-name="ce1"/>
          <table:table-cell office:value-type="string" table:style-name="ce1">
            <text:p>PHM37</text:p>
          </table:table-cell>
          <table:table-cell table:number-columns-repeated="16379" table:style-name="ce1"/>
        </table:table-row>
        <table:table-row table:style-name="ro5">
          <table:table-cell office:value-type="date" office:date-value="2020-11-16T00:00:00" table:style-name="ce4">
            <text:p>16/11/2020</text:p>
          </table:table-cell>
          <table:table-cell office:value-type="float" office:value="7" table:style-name="ce1">
            <text:p>7</text:p>
          </table:table-cell>
          <table:table-cell office:value-type="string" table:style-name="ce1">
            <text:p>Ho aggiornato la visualizzazione dei grafici con I nuovi dati della pressione aggiornati, ho messo un barchart invece che un linechart</text:p>
          </table:table-cell>
          <table:table-cell table:style-name="ce1"/>
          <table:table-cell office:value-type="string" table:style-name="ce1">
            <text:p>PHM38</text:p>
          </table:table-cell>
          <table:table-cell table:number-columns-repeated="16379" table:style-name="ce1"/>
        </table:table-row>
        <table:table-row table:style-name="ro5">
          <table:table-cell office:value-type="date" office:date-value="2020-11-17T00:00:00" table:style-name="ce4">
            <text:p>17/11/2020</text:p>
          </table:table-cell>
          <table:table-cell office:value-type="float" office:value="2" table:style-name="ce1">
            <text:p>2</text:p>
          </table:table-cell>
          <table:table-cell office:value-type="string" table:style-name="ce1">
            <text:p>Ho modificato alcune query in rawquery, in modo che queste vengano create dinamicamente in base al valore cercato</text:p>
          </table:table-cell>
          <table:table-cell office:value-type="string" table:style-name="ce1">
            <text:p>nella schermata delle statistiche, se passo dalla visualizzazione "settimana" a "tutti" va in crash</text:p>
          </table:table-cell>
          <table:table-cell office:value-type="string" table:style-name="ce1">
            <text:p>PHM39</text:p>
          </table:table-cell>
          <table:table-cell table:number-columns-repeated="16379" table:style-name="ce1"/>
        </table:table-row>
        <table:table-row table:style-name="ro1">
          <table:table-cell office:value-type="date" office:date-value="2020-11-18T00:00:00" table:style-name="ce4">
            <text:p>18/11/2020</text:p>
          </table:table-cell>
          <table:table-cell office:value-type="float" office:value="8" table:style-name="ce1">
            <text:p>8</text:p>
          </table:table-cell>
          <table:table-cell office:value-type="string" table:style-name="ce1">
            <text:p>miglioramenti dei grafici (asse x, visualizzazione divisa per periodi specifici - ad esempio: giorno, settimana, mese)</text:p>
          </table:table-cell>
          <table:table-cell office:value-type="string" table:style-name="ce1">
            <text:p>Ho provato a chiedere al database di restiruirmi il valore Count di determinati report ma da errore come se provassi ad accedere al db dal main thread</text:p>
          </table:table-cell>
          <table:table-cell office:value-type="string" table:style-name="ce11">
            <text:p>PHM40</text:p>
            <text:p>PHM41</text:p>
          </table:table-cell>
          <table:table-cell table:number-columns-repeated="16379" table:style-name="ce1"/>
        </table:table-row>
        <table:table-row table:style-name="ro5">
          <table:table-cell office:value-type="date" office:date-value="2020-11-19T00:00:00" table:style-name="ce4">
            <text:p>19/11/2020</text:p>
          </table:table-cell>
          <table:table-cell office:value-type="float" office:value="6" table:style-name="ce1">
            <text:p>6</text:p>
          </table:table-cell>
          <table:table-cell office:value-type="string" table:style-name="ce1">
            <text:p>Sono ritornata sui miei passi e ho fatto delle sistemazioni grafiche per poi nei giorni successivi sistemare anche il codice e risolvere il problema di ieri in un modo più efficace - ORA LA PARTE GRAFICA E' OKAY</text:p>
          </table:table-cell>
          <table:table-cell table:style-name="ce1"/>
          <table:table-cell office:value-type="string" table:style-name="ce1">
            <text:p>PersonalHealthMonitor</text:p>
          </table:table-cell>
          <table:table-cell table:number-columns-repeated="16379" table:style-name="ce1"/>
        </table:table-row>
        <table:table-row table:style-name="ro2">
          <table:table-cell office:value-type="date" office:date-value="2020-11-20T00:00:00" table:style-name="ce4">
            <text:p>20/11/2020</text:p>
          </table:table-cell>
          <table:table-cell office:value-type="float" office:value="3" table:style-name="ce1">
            <text:p>3</text:p>
          </table:table-cell>
          <table:table-cell office:value-type="string" table:style-name="ce11">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1"/>
          <table:table-cell office:value-type="string" table:style-name="ce1">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11">
            <text:p>5</text:p>
          </table:table-cell>
          <table:table-cell office:value-type="string" table:style-name="ce11">
            <text:p>Ho sistemato il fragment del diario, ora sto sistemando quello delle statistiche</text:p>
          </table:table-cell>
          <table:table-cell table:style-name="ce11"/>
          <table:table-cell office:value-type="string" table:style-name="ce11">
            <text:p>PersonalHealthMonitor2</text:p>
          </table:table-cell>
          <table:table-cell table:style-name="ce11"/>
          <table:table-cell table:number-columns-repeated="16378"/>
        </table:table-row>
        <table:table-row table:style-name="ro6">
          <table:table-cell office:value-type="date" office:date-value="2020-11-22T00:00:00" table:style-name="ce2">
            <text:p>22/11/2020</text:p>
          </table:table-cell>
          <table:table-cell office:value-type="float" office:value="6" table:style-name="ce11">
            <text:p>6</text:p>
          </table:table-cell>
          <table:table-cell table:style-name="ce11"/>
          <table:table-cell office:value-type="string" table:style-name="ce11">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11">
            <text:p>PersonalHealthMonitor2</text:p>
          </table:table-cell>
          <table:table-cell table:style-name="ce11"/>
          <table:table-cell table:number-columns-repeated="16378"/>
        </table:table-row>
        <table:table-row table:style-name="ro1">
          <table:table-cell office:value-type="date" office:date-value="2020-11-23T00:00:00" table:style-name="ce2">
            <text:p>23/11/2020</text:p>
          </table:table-cell>
          <table:table-cell office:value-type="float" office:value="4" table:style-name="ce11">
            <text:p>4</text:p>
          </table:table-cell>
          <table:table-cell office:value-type="string" table:style-name="ce11">
            <text:p>Ho cambiato nell'entità dei reports la modalità con la quale si salva la data di immissione del report, ho rimesso Date come inizialmente avevo fatto</text:p>
          </table:table-cell>
          <table:table-cell office:value-type="string" table:style-name="ce11">
            <text:p>Non riesco ancora a risolvere il problema descritto precedentemente</text:p>
          </table:table-cell>
          <table:table-cell office:value-type="string" table:style-name="ce11">
            <text:p>PersonalHealthMonitor3</text:p>
          </table:table-cell>
          <table:table-cell table:style-name="ce11"/>
          <table:table-cell table:number-columns-repeated="16378"/>
        </table:table-row>
        <table:table-row table:style-name="ro4">
          <table:table-cell office:value-type="date" office:date-value="2020-11-24T00:00:00" table:style-name="ce4">
            <text:p>24/11/2020</text:p>
          </table:table-cell>
          <table:table-cell office:value-type="float" office:value="8" table:style-name="ce1">
            <text:p>8</text:p>
          </table:table-cell>
          <table:table-cell office:value-type="string" table:style-name="ce1">
            <text:p>Ho risolto il problema precedente utilizzando una classe AsyncTask, sto programmando il funzionamento di questa per permettere la corretta visualizzazione dei grafici</text:p>
          </table:table-cell>
          <table:table-cell table:style-name="ce1"/>
          <table:table-cell office:value-type="string" table:style-name="ce11">
            <text:p>PersonalHealthMonitor4</text:p>
            <text:p>PersonalHealthMonitor5</text:p>
          </table:table-cell>
          <table:table-cell table:number-columns-repeated="16379" table:style-name="ce1"/>
        </table:table-row>
        <table:table-row table:style-name="ro1">
          <table:table-cell office:value-type="date" office:date-value="2020-11-25T00:00:00" table:style-name="ce4">
            <text:p>25/11/2020</text:p>
          </table:table-cell>
          <table:table-cell office:value-type="float" office:value="5" table:style-name="ce1">
            <text:p>5</text:p>
          </table:table-cell>
          <table:table-cell office:value-type="string" table:style-name="ce11">
            <text:p>Ho sistemato la visualizzazione dei grafici di tipo LineChart, ovvero i grafici del battito cardiaco e della temperatura</text:p>
            <text:p>Ho sistemato la visualizzazione di tutti i grafici</text:p>
          </table:table-cell>
          <table:table-cell office:value-type="string" table:style-name="ce1">
            <text:p>Devo sistemare anche i grafici di tipo Bar Chart</text:p>
          </table:table-cell>
          <table:table-cell office:value-type="string" table:style-name="ce1">
            <text:p>PersonalHealthMonitor6</text:p>
          </table:table-cell>
          <table:table-cell table:number-columns-repeated="16379" table:style-name="ce1"/>
        </table:table-row>
        <table:table-row table:style-name="ro5">
          <table:table-cell office:value-type="date" office:date-value="2020-11-26T00:00:00" table:style-name="ce4">
            <text:p>26/11/2020</text:p>
          </table:table-cell>
          <table:table-cell office:value-type="float" office:value="6" table:style-name="ce1">
            <text:p>6</text:p>
          </table:table-cell>
          <table:table-cell office:value-type="string" table:style-name="ce1">
            <text:p>Ho sistemato tutti i vari fragment</text:p>
          </table:table-cell>
          <table:table-cell office:value-type="string" table:style-name="ce1">
            <text:p>Devo implementare il bottone dei filtri</text:p>
          </table:table-cell>
          <table:table-cell office:value-type="string" table:style-name="ce1">
            <text:p>PersonalHealthMonitor7</text:p>
          </table:table-cell>
          <table:table-cell table:number-columns-repeated="16379" table:style-name="ce1"/>
        </table:table-row>
        <table:table-row table:style-name="ro7">
          <table:table-cell office:value-type="date" office:date-value="2020-11-27T00:00:00" table:style-name="ce4">
            <text:p>27/11/2020</text:p>
          </table:table-cell>
          <table:table-cell office:value-type="float" office:value="4" table:style-name="ce1">
            <text:p>4</text:p>
          </table:table-cell>
          <table:table-cell office:value-type="string" table:style-name="ce11">
            <text:p>Ho implementato le funzioni che gestiscono il filtro e gli annessi bottoni e finestre di dialogo</text:p>
            <text:p>Ho fatto una ricerca/iniziato a sviluppare le notifiche</text:p>
          </table:table-cell>
          <table:table-cell office:value-type="string" table:style-name="ce1">
            <text:p>Devo implementare e testare le notifiche</text:p>
          </table:table-cell>
          <table:table-cell office:value-type="string" table:style-name="ce11">
            <text:p>PersonalHealthMonitor8</text:p>
            <text:p>PersonalHealthMonitor9</text:p>
            <text:p>PersonalHealthMonitor10</text:p>
            <text:p>PersonalHealthMonitor11</text:p>
          </table:table-cell>
          <table:table-cell table:number-columns-repeated="16379" table:style-name="ce1"/>
        </table:table-row>
        <table:table-row table:style-name="ro1">
          <table:table-cell office:value-type="date" office:date-value="1900-01-29T00:00:00" table:style-name="ce4">
            <text:p>29/01/1900</text:p>
          </table:table-cell>
          <table:table-cell office:value-type="float" office:value="1" table:style-name="ce1">
            <text:p>1</text:p>
          </table:table-cell>
          <table:table-cell office:value-type="string" table:style-name="ce11">
            <text:p>Ho creato un database a parte per la gestione delle notifiche</text:p>
            <text:p>Ho creato la classe notification che estende il broadcast receiver per poter inviare le notifiche giornalmente</text:p>
          </table:table-cell>
          <table:table-cell office:value-type="string" table:style-name="ce1">
            <text:p>Non vengono visualizzate le notifiche</text:p>
          </table:table-cell>
          <table:table-cell office:value-type="string" table:style-name="ce1">
            <text:p>PersonalHealthMonitor12</text:p>
          </table:table-cell>
          <table:table-cell table:number-columns-repeated="16379"/>
        </table:table-row>
        <table:table-row table:number-rows-repeated="1048527" table:style-name="ro8">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meta:initial-creator>Martina Sosto</meta:initial-creator>
    <dc:creator>Martina Sosto</dc:creator>
    <meta:creation-date>2020-04-24T17:52:42Z</meta:creation-date>
    <dc:date>2020-11-29T10:59:36Z</dc:date>
  </office:meta>
</office:document-meta>
</file>